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57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4-01" calcext:value-type="date">
            <text:p>04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5/01-05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3-21T17:10:02.973586570</dc:date>
    <meta:editing-duration>PT4H2M30S</meta:editing-duration>
    <meta:editing-cycles>69</meta:editing-cycles>
    <meta:generator>LibreOffice/7.4.7.2$Linux_AARCH64 LibreOffice_project/40$Build-2</meta:generator>
    <meta:document-statistic meta:table-count="1" meta:cell-count="30" meta:object-count="1"/>
  </office:meta>
</office:document-meta>
</file>